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P26" style:parent-style-name="Normal" style:list-style-name="LFO1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  <style:style style:name="P29" style:parent-style-name="Normal" style:list-style-name="LFO1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</office:automatic-styles>
  <office:body>
    <office:text text:use-soft-page-breaks="true">
      <text:p text:style-name="P1"><text:span text:style-name="T2">Les contraintes techniques imposées par Furious Ducks sont les suivantes :</text:span></text:p>
      <text:list text:style-name="LFO1" text:continue-numbering="true">
        <text:list-item>
          <text:p text:style-name="P3"><text:span text:style-name="T4">Hébergement sur Linux :</text:span></text:p>
          <text:list text:continue-numbering="true">
            <text:list-item>
              <text:p text:style-name="P5">Tous les serveurs (workflow, tests, préproduction, production) doivent tourner sur une distribution Linux.</text:p>
            </text:list-item>
          </text:list>
        </text:list-item>
        <text:list-item>
          <text:p text:style-name="P6"><text:span text:style-name="T7">Utilisation de Docker :</text:span></text:p>
          <text:list text:continue-numbering="true">
            <text:list-item>
              <text:p text:style-name="P8">L’ensemble des serveurs du workflow (tests, préproduction, production) doit être entièrement basé sur Docker pour garantir l’isolation, la portabilité, et la scalabilité des applications.</text:p>
            </text:list-item>
          </text:list>
        </text:list-item>
        <text:list-item>
          <text:p text:style-name="P9"><text:span text:style-name="T10">Solutions open source ou libres :</text:span></text:p>
          <text:list text:continue-numbering="true">
            <text:list-item>
              <text:p text:style-name="P11">Les logiciels et outils utilisés dans le workflow doivent être<text:s/><text:span text:style-name="T12">open source</text:span><text:s/>(ex. MariaDB, GitLab, Jenkins) ou, au pire, libres (ex. MySQL).</text:p>
            </text:list-item>
          </text:list>
        </text:list-item>
        <text:list-item>
          <text:p text:style-name="P13"><text:span text:style-name="T14">Flexibilité et personnalisation par les développeurs :</text:span></text:p>
          <text:list text:continue-numbering="true">
            <text:list-item>
              <text:p text:style-name="P15">Les développeurs doivent pouvoir modifier la configuration des pipelines CI/CD (via des fichiers comme Jenkinsfiles) sans avoir d’accès direct à l'interface CI.</text:p>
            </text:list-item>
          </text:list>
        </text:list-item>
        <text:list-item>
          <text:p text:style-name="P16"><text:span text:style-name="T17">Automatisation obligatoire :</text:span></text:p>
          <text:list text:continue-numbering="true">
            <text:list-item>
              <text:p text:style-name="P18">Automatiser les processus de :</text:p>
              <text:list text:continue-numbering="true">
                <text:list-item>
                  <text:p text:style-name="P19">Optimisation des assets (minification, compression, etc.).</text:p>
                </text:list-item>
                <text:list-item>
                  <text:p text:style-name="P20">Déploiement des serveurs (développement, préproduction, production).</text:p>
                </text:list-item>
                <text:list-item>
                  <text:p text:style-name="P21">Exécution des tests (unitaires, fonctionnels).</text:p>
                </text:list-item>
                <text:list-item>
                  <text:p text:style-name="P22">Stockage et sauvegarde des images Docker et des rapports de tests.</text:p>
                </text:list-item>
              </text:list>
            </text:list-item>
          </text:list>
        </text:list-item>
        <text:list-item>
          <text:p text:style-name="P23"><text:span text:style-name="T24">Adaptabilité aux projets clients :</text:span></text:p>
          <text:list text:continue-numbering="true">
            <text:list-item>
              <text:p text:style-name="P25">Le workflow doit pouvoir gérer des projets variés (sites vitrines HTML/CSS, sites administrables PHP/NodeJS/Python/Ruby, applications mobiles hybrides ou natives).</text:p>
            </text:list-item>
          </text:list>
        </text:list-item>
        <text:list-item>
          <text:p text:style-name="P26"><text:span text:style-name="T27">Sauvegarde complète et automatisée :</text:span></text:p>
          <text:list text:continue-numbering="true">
            <text:list-item>
              <text:p text:style-name="P28">Les sauvegardes doivent couvrir l’intégralité du workflow, y compris les projets clients gérés avec celui-ci.</text:p>
            </text:list-item>
          </text:list>
        </text:list-item>
        <text:list-item>
          <text:p text:style-name="P29"><text:span text:style-name="T30">Évolutivité et longévité :</text:span></text:p>
          <text:soft-page-break/>
          <text:list text:continue-numbering="true">
            <text:list-item>
              <text:p text:style-name="P31">Le workflow doit être conçu pour être maintenu à long terme, avec un responsable technique dédié à sa gestion et à sa maintenance.</text:p>
            </text:list-item>
          </text:list>
        </text:list-item>
      </text:list>
      <text:p text:style-name="Normal">Ces contraintes garantissent un workflow moderne, adaptable, et pérenne, tout en respectant les normes de qualité et de sécurit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1-23T14:05:00Z</meta:creation-date>
    <dc:date>2025-01-23T14:05:00Z</dc:date>
    <meta:template xlink:href="Normal.dotm" xlink:type="simple"/>
    <meta:editing-cycles>1</meta:editing-cycles>
    <meta:editing-duration>PT0S</meta:editing-duration>
    <meta:document-statistic meta:page-count="2" meta:paragraph-count="3" meta:word-count="268" meta:character-count="1740" meta:row-count="12" meta:non-whitespace-character-count="1475"/>
  </office:meta>
</office:document-meta>
</file>